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4T14:00:00" calcext:value-type="date">
            <text:p>05/04/22 02:00 PM</text:p>
          </table:table-cell>
          <table:table-cell table:style-name="ce15" table:formula="of:=[.B127]-[.A127]" office:value-type="time" office:time-value="PT00H00M00S" calcext:value-type="time">
            <text:p>00:00:00</text:p>
          </table:table-cell>
          <table:table-cell table:style-name="ce7" table:formula="of:=[.C127]+[.D126]" office:value-type="time" office:time-value="PT24H30M00.000001S" calcext:value-type="time">
            <text:p>24:30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 table:number-rows-repeated="10484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0:54:50.8639895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4T20:55:26.968291384</dc:date>
    <meta:editing-cycles>223</meta:editing-cycles>
    <meta:editing-duration>P2DT22H31M57S</meta:editing-duration>
    <meta:generator>LibreOffice/7.2.4.1$NetBSD_X86_64 LibreOffice_project/20$Build-1</meta:generator>
    <meta:document-statistic meta:table-count="1" meta:cell-count="616" meta:object-count="0"/>
    <meta:user-defined meta:name="AppVersion">15.0000</meta:user-defined>
  </office:meta>
</office:document-meta>
</file>